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5bbe35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daef67d"/>
    </style:style>
    <style:style style:name="P82" style:family="paragraph" style:parent-style-name="Standard">
      <style:paragraph-properties fo:text-align="center" style:justify-single-word="false"/>
      <style:text-properties officeooo:paragraph-rsid="0db0d4d1"/>
    </style:style>
    <style:style style:name="P83" style:family="paragraph" style:parent-style-name="Standard">
      <style:paragraph-properties fo:text-align="center" style:justify-single-word="false"/>
      <style:text-properties officeooo:paragraph-rsid="0f7a4390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102f2d76"/>
    </style:style>
    <style:style style:name="P89" style:family="paragraph" style:parent-style-name="Standard">
      <style:paragraph-properties fo:text-align="center" style:justify-single-word="false"/>
      <style:text-properties officeooo:paragraph-rsid="1032d70c"/>
    </style:style>
    <style:style style:name="P90" style:family="paragraph" style:parent-style-name="Footnote">
      <style:text-properties officeooo:paragraph-rsid="0fa0ab6e"/>
    </style:style>
    <style:style style:name="P91" style:family="paragraph" style:parent-style-name="Standard">
      <style:text-properties officeooo:paragraph-rsid="0fdfc605"/>
    </style:style>
    <style:style style:name="P92" style:family="paragraph" style:parent-style-name="Footnote">
      <style:text-properties officeooo:paragraph-rsid="101f3d54"/>
    </style:style>
    <style:style style:name="P93" style:family="paragraph" style:parent-style-name="Standard">
      <style:text-properties officeooo:paragraph-rsid="102b18a5"/>
    </style:style>
    <style:style style:name="P94" style:family="paragraph" style:parent-style-name="Standard">
      <style:text-properties officeooo:paragraph-rsid="102d0319"/>
    </style:style>
    <style:style style:name="P95" style:family="paragraph" style:parent-style-name="Standard">
      <style:text-properties officeooo:paragraph-rsid="1032d175"/>
    </style:style>
    <style:style style:name="P96" style:family="paragraph" style:parent-style-name="Footnote">
      <style:text-properties officeooo:paragraph-rsid="101b7bd9"/>
    </style:style>
    <style:style style:name="P97" style:family="paragraph" style:parent-style-name="Standard">
      <style:text-properties officeooo:paragraph-rsid="103d33d3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6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10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bddfbe" style:font-size-asian="12pt" style:font-size-complex="12pt"/>
    </style:style>
    <style:style style:name="T4" style:family="text">
      <style:text-properties style:font-name="Liberation Sans" fo:font-size="12pt" officeooo:rsid="0f45931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en" fo:country="GB"/>
    </style:style>
    <style:style style:name="T7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language="en" fo:country="GB" style:font-size-asian="12pt" style:font-size-complex="12pt"/>
    </style:style>
    <style:style style:name="T18" style:family="text">
      <style:text-properties style:font-name="Liberation Sans" fo:font-size="12pt" fo:language="en" fo:country="GB" officeooo:rsid="00bddfbe" style:font-size-asian="12pt" style:font-size-complex="12pt"/>
    </style:style>
    <style:style style:name="T19" style:family="text">
      <style:text-properties style:font-name="Liberation Sans" fo:font-size="12pt" fo:language="en" fo:country="GB" officeooo:rsid="0d1ec96e" style:font-size-asian="12pt" style:font-size-complex="12pt"/>
    </style:style>
    <style:style style:name="T20" style:family="text">
      <style:text-properties style:font-name="Liberation Sans" fo:font-size="12pt" fo:language="en" fo:country="GB" officeooo:rsid="0f45931e" style:font-size-asian="12pt" style:font-size-complex="12pt"/>
    </style:style>
    <style:style style:name="T21" style:family="text">
      <style:text-properties style:font-name="Liberation Sans" fo:font-size="12pt" fo:language="en" fo:country="GB" officeooo:rsid="0f51b898"/>
    </style:style>
    <style:style style:name="T22" style:family="text">
      <style:text-properties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style:font-name="Liberation Sans" fo:font-size="12pt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" style:family="text">
      <style:text-properties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officeooo:rsid="0f292675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style:font-name="Liberation Sans" fo:font-size="12pt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29" style:family="text">
      <style:text-properties style:font-name="Liberation Sans" fo:font-size="12pt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0" style:family="text">
      <style:text-properties style:font-name="Liberation Sans" fo:font-size="12pt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font-name="Liberation Sans" fo:font-size="12pt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2" style:family="text">
      <style:text-properties style:font-name="Liberation Sans" fo:font-size="12pt" officeooo:rsid="0f51b898"/>
    </style:style>
    <style:style style:name="T33" style:family="text">
      <style:text-properties style:font-name="Liberation Sans" fo:font-size="10pt" fo:language="en" fo:country="GB" style:font-size-asian="10pt" style:font-size-complex="10pt"/>
    </style:style>
    <style:style style:name="T34" style:family="text">
      <style:text-properties style:font-name="Liberation Sans" fo:font-size="10pt" style:font-size-asian="10pt" style:font-size-complex="10pt"/>
    </style:style>
    <style:style style:name="T35" style:family="text">
      <style:text-properties style:font-name="Ubuntu1" fo:font-size="11pt" style:font-size-asian="11pt" style:font-size-complex="11pt"/>
    </style:style>
    <style:style style:name="T36" style:family="text">
      <style:text-properties style:language-asian="nl" style:country-asian="NL"/>
    </style:style>
    <style:style style:name="T37" style:family="text">
      <style:text-properties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officeooo:rsid="0f57e617"/>
    </style:style>
    <style:style style:name="T39" style:family="text">
      <style:text-properties officeooo:rsid="02f99a6c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0pt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4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2pt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9" style:family="text">
      <style:text-properties fo:color="#000000" loext:opacity="100%" style:text-line-through-style="none" style:text-line-through-type="none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27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2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7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27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7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278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279" style:family="text">
      <style:text-properties fo:color="#000000" loext:opacity="100%" style:font-name="Liberation Sans" fo:font-size="12pt" officeooo:rsid="1049ed3a" style:font-size-asian="12pt" style:font-size-complex="12pt"/>
    </style:style>
    <style:style style:name="T28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1" style:family="text">
      <style:text-properties fo:color="#000000" loext:opacity="100%" style:font-name="Liberation Sans" fo:font-size="12pt" officeooo:rsid="10483a6a" style:font-size-asian="12pt" style:font-size-complex="12pt"/>
    </style:style>
    <style:style style:name="T282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3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4" style:family="text">
      <style:text-properties fo:color="#000000" loext:opacity="100%" style:font-name="Liberation Sans" fo:font-size="12pt" fo:font-weight="bold" officeooo:rsid="1049ed3a" style:font-size-asian="12pt" style:font-weight-asian="bold" style:font-size-complex="12pt" style:font-weight-complex="bold"/>
    </style:style>
    <style:style style:name="T285" style:family="text">
      <style:text-properties fo:color="#000000" loext:opacity="10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2" style:family="text">
      <style:text-properties fo:color="#000000" loext:opacity="100%" style:font-name="Liberation Sans" fo:font-size="12pt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3" style:family="text">
      <style:text-properties fo:color="#000000" loext:opacity="100%" style:font-name="Liberation Sans" fo:font-size="12pt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94" style:family="text">
      <style:text-properties fo:color="#000000" loext:opacity="100%" style:font-name="Liberation Sans" fo:font-size="12pt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95" style:family="text">
      <style:text-properties fo:color="#000000" loext:opacity="100%" style:font-name="Liberation Sans" fo:font-size="12pt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96" style:family="text">
      <style:text-properties fo:color="#000000" loext:opacity="100%" style:font-name="Liberation Sans" fo:font-size="12pt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fo:color="#000000" loext:opacity="100%" style:font-name="Liberation Sans" fo:font-size="12pt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1" style:family="text">
      <style:text-properties fo:color="#000000" loext:opacity="100%" style:font-name="Liberation Sans" fo:font-size="12pt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3" style:family="text">
      <style:text-properties fo:color="#000000" loext:opacity="100%" style:font-name="Liberation Sans" fo:font-size="12pt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background-color="#ffff00" loext:char-shading-value="0" style:font-size-asian="12pt" style:font-size-complex="12pt"/>
    </style:style>
    <style:style style:name="T315" style:family="text">
      <style:text-properties fo:color="#000000" loext:opacity="100%" style:font-name="Liberation Sans" fo:font-size="12pt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2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2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3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32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9" style:family="text">
      <style:text-properties fo:color="#000000" loext:opacity="100%" fo:language="en" fo:country="GB" officeooo:rsid="1049ed3a"/>
    </style:style>
    <style:style style:name="T330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33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33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334" style:family="text">
      <style:text-properties fo:color="#000000" loext:opacity="100%" officeooo:rsid="1049ed3a"/>
    </style:style>
    <style:style style:name="T335" style:family="text">
      <style:text-properties fo:color="#000000" loext:opacity="100%" fo:font-weight="bold" officeooo:rsid="1049ed3a" style:font-weight-asian="bold" style:font-weight-complex="bold"/>
    </style:style>
    <style:style style:name="T336" style:family="text">
      <style:text-properties fo:color="#000000" loext:opacity="100%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7" style:family="text">
      <style:text-properties fo:color="#000000" loext:opacity="100%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8" style:family="text">
      <style:text-properties fo:color="#000000" loext:opacity="100%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339" style:family="text">
      <style:text-properties fo:color="#000000" loext:opacity="100%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34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3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3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3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36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36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fa3d19a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f5e1135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f5ebf2a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f45931e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f753f10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faf7bca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382" style:family="text">
      <style:text-properties style:text-line-through-style="none" style:text-line-through-type="none" style:font-name="Liberation Sans" fo:font-size="12pt" style:text-underline-style="none" fo:font-weight="bold" officeooo:rsid="0f5e1135" style:font-size-asian="12pt" style:font-weight-asian="bold" style:font-size-complex="12pt" style:font-weight-complex="bold"/>
    </style:style>
    <style:style style:name="T383" style:family="text">
      <style:text-properties style:text-line-through-style="none" style:text-line-through-type="none" style:font-name="Liberation Sans" fo:font-size="12pt" style:text-underline-style="none" fo:font-weight="bold" officeooo:rsid="06a75228" style:font-size-asian="12pt" style:font-weight-asian="bold" style:font-size-complex="12pt" style:font-weight-complex="bold"/>
    </style:style>
    <style:style style:name="T384" style:family="text">
      <style:text-properties style:text-line-through-style="none" style:text-line-through-type="none" style:font-name="Liberation Sans" fo:font-size="12pt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385" style:family="text">
      <style:text-properties style:text-line-through-style="none" style:text-line-through-type="none" style:font-name="Liberation Sans" fo:font-size="12pt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38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39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40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1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6" style:family="text">
      <style:text-properties style:use-window-font-color="true" loext:opacity="0%" style:font-name="Liberation Sans" fo:font-size="12pt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loext:opacity="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loext:opacity="0%" style:font-name="Liberation Sans" fo:font-size="12pt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loext:opacity="0%" style:font-name="Liberation Sans" fo:font-size="12pt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loext:opacity="0%" style:font-name="Liberation Sans" fo:font-size="12pt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loext:opacity="0%" style:font-name="Liberation Sans" fo:font-size="12pt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loext:opacity="0%" style:font-name="Liberation Sans" fo:font-size="12pt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loext:opacity="0%" style:font-name="Liberation Sans" fo:font-size="12pt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loext:opacity="0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loext:opacity="0%" style:font-name="Liberation Sans" fo:font-size="12pt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loext:opacity="0%" style:font-name="Liberation Sans" fo:font-size="12pt" style:font-size-asian="12pt" style:font-size-complex="12pt"/>
    </style:style>
    <style:style style:name="T437" style:family="text">
      <style:text-properties style:use-window-font-color="true" loext:opacity="0%" style:font-name="Liberation Sans" fo:font-size="12pt" officeooo:rsid="065d0153" style:font-size-asian="12pt" style:language-asian="nl" style:country-asian="NL" style:font-name-complex="Bitstream Vera Sans" style:font-size-complex="12pt"/>
    </style:style>
    <style:style style:name="T438" style:family="text">
      <style:text-properties style:use-window-font-color="true" loext:opacity="0%" style:font-name="Liberation Sans" fo:font-size="12pt" officeooo:rsid="0f292675" style:font-size-asian="12pt" style:language-asian="nl" style:country-asian="NL" style:font-name-complex="Bitstream Vera Sans" style:font-size-complex="12pt"/>
    </style:style>
    <style:style style:name="T439" style:family="text">
      <style:text-properties style:use-window-font-color="true" loext:opacity="0%" style:font-name="Liberation Sans" fo:font-size="12pt" officeooo:rsid="0e031d57" style:font-size-asian="12pt" style:language-asian="nl" style:country-asian="NL" style:font-name-complex="Bitstream Vera Sans" style:font-size-complex="12pt"/>
    </style:style>
    <style:style style:name="T440" style:family="text">
      <style:text-properties style:use-window-font-color="true" loext:opacity="0%" style:font-name="Liberation Sans" fo:font-size="12pt" officeooo:rsid="0fe7cf80" style:font-size-asian="12pt" style:language-asian="nl" style:country-asian="NL" style:font-name-complex="Bitstream Vera Sans" style:font-size-complex="12pt"/>
    </style:style>
    <style:style style:name="T441" style:family="text">
      <style:text-properties style:use-window-font-color="true" loext:opacity="0%" style:font-name="Liberation Sans" fo:font-size="12pt" officeooo:rsid="0efd8e5c" style:font-size-asian="12pt" style:language-asian="nl" style:country-asian="NL" style:font-name-complex="Bitstream Vera Sans" style:font-size-complex="12pt"/>
    </style:style>
    <style:style style:name="T442" style:family="text">
      <style:text-properties style:use-window-font-color="true" loext:opacity="0%" style:font-name="Liberation Sans" fo:font-size="12pt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loext:opacity="0%" style:font-name="Liberation Sans" fo:font-size="12pt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loext:opacity="0%" style:font-name="Liberation Sans" fo:font-size="12pt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45" style:family="text">
      <style:text-properties style:use-window-font-color="true" loext:opacity="0%" style:font-name="Liberation Sans" fo:font-size="12pt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use-window-font-color="true" loext:opacity="0%" style:font-name="Liberation Sans" fo:font-size="12pt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7" style:family="text">
      <style:text-properties style:use-window-font-color="true" loext:opacity="0%" style:font-name="Liberation Sans" fo:font-size="12pt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use-window-font-color="true" loext:opacity="0%" style:font-name="Liberation Sans" fo:font-size="12pt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style:use-window-font-color="true" loext:opacity="0%" style:font-name="Liberation Sans" fo:font-size="12pt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loext:opacity="0%" style:font-name="Liberation Sans" fo:font-size="12pt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1" style:family="text">
      <style:text-properties style:use-window-font-color="true" loext:opacity="0%" style:font-name="Liberation Sans" fo:font-size="12pt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2" style:family="text">
      <style:text-properties style:use-window-font-color="true" loext:opacity="0%" style:font-name="Liberation Sans" fo:font-size="12pt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3" style:family="text">
      <style:text-properties style:use-window-font-color="true" loext:opacity="0%" style:font-name="Liberation Sans" fo:font-size="12pt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4" style:family="text">
      <style:text-properties style:use-window-font-color="true" loext:opacity="0%" style:font-name="Liberation Sans" fo:font-size="12pt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5" style:family="text">
      <style:text-properties style:use-window-font-color="true" loext:opacity="0%" style:font-name="Liberation Sans" fo:font-size="12pt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6" style:family="text">
      <style:text-properties style:use-window-font-color="true" loext:opacity="0%" style:font-name="Liberation Sans" fo:font-size="12pt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7" style:family="text">
      <style:text-properties style:use-window-font-color="true" loext:opacity="0%" style:font-name="Liberation Sans" fo:font-size="12pt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58" style:family="text">
      <style:text-properties style:use-window-font-color="true" loext:opacity="0%"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59" style:family="text">
      <style:text-properties style:use-window-font-color="true" loext:opacity="0%"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60" style:family="text">
      <style:text-properties style:use-window-font-color="true" loext:opacity="0%" style:font-name="Liberation Sans" fo:font-size="12pt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1" style:family="text">
      <style:text-properties style:use-window-font-color="true" loext:opacity="0%" style:font-name="Liberation Sans" fo:font-size="12pt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2" style:family="text">
      <style:text-properties style:use-window-font-color="true" loext:opacity="0%" style:font-name="Liberation Sans" fo:font-size="12pt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3" style:family="text">
      <style:text-properties style:use-window-font-color="true" loext:opacity="0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4" style:family="text">
      <style:text-properties style:use-window-font-color="true" loext:opacity="0%" style:font-name="Liberation Sans" fo:font-size="12pt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5" style:family="text">
      <style:text-properties style:use-window-font-color="true" loext:opacity="0%" style:font-name="Liberation Sans" fo:font-size="12pt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8" style:family="text">
      <style:text-properties style:use-window-font-color="true" loext:opacity="0%" style:text-position="super 58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9" style:family="text">
      <style:text-properties style:use-window-font-color="true" loext:opacity="0%" style:text-position="super 58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2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3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7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76" style:family="text">
      <style:text-properties fo:font-size="10pt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77" style:family="text">
      <style:text-properties fo:font-size="10pt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78" style:family="text">
      <style:text-properties fo:language="en" fo:country="GB"/>
    </style:style>
    <style:style style:name="T47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80" style:family="text">
      <style:text-properties fo:language="en" fo:country="GB" officeooo:rsid="0f28d107"/>
    </style:style>
    <style:style style:name="T481" style:family="text">
      <style:text-properties fo:language="en" fo:country="GB" officeooo:rsid="10a19599"/>
    </style:style>
    <style:style style:name="T482" style:family="text">
      <style:text-properties fo:language="en" fo:country="GB" officeooo:rsid="10b6b930"/>
    </style:style>
    <style:style style:name="T483" style:family="text">
      <style:text-properties fo:language="en" fo:country="GB" fo:font-weight="bold" style:font-weight-asian="bold" style:font-weight-complex="bold"/>
    </style:style>
    <style:style style:name="T484" style:family="text">
      <style:text-properties fo:language="en" fo:country="GB" officeooo:rsid="104a6b49"/>
    </style:style>
    <style:style style:name="T485" style:family="text">
      <style:text-properties officeooo:rsid="0f981b1c"/>
    </style:style>
    <style:style style:name="T486" style:family="text">
      <style:text-properties style:font-name="Liberation Mono" fo:font-size="8pt" style:font-size-asian="8pt" style:font-size-complex="8pt" loext:padding="0.049cm" loext:border="0.31pt solid #000000"/>
    </style:style>
    <style:style style:name="T48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4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92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93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94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95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5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6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7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8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9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0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1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13" style:family="text">
      <style:text-properties fo:font-variant="normal" fo:text-transform="none" style:text-line-through-style="none" style:text-line-through-type="none" fo:letter-spacing="norma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14" style:family="text">
      <style:text-properties officeooo:rsid="0fed6741"/>
    </style:style>
    <style:style style:name="T515" style:family="text">
      <style:text-properties officeooo:rsid="10b6b930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officeooo:rsid="10b6b930" style:font-weight-asian="bold" style:font-weight-complex="bold"/>
    </style:style>
    <style:style style:name="T518" style:family="text">
      <style:text-properties fo:font-weight="bold" officeooo:rsid="1037dad2" style:font-weight-asian="bold" style:font-weight-complex="bold"/>
    </style:style>
    <style:style style:name="T519" style:family="text">
      <style:text-properties officeooo:rsid="10a19599"/>
    </style:style>
    <style:style style:name="T520" style:family="text">
      <style:text-properties officeooo:rsid="104a6b49"/>
    </style:style>
    <style:style style:name="T521" style:family="text">
      <style:text-properties officeooo:rsid="0f28d10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8"><text:span text:style-name="Strong_20_Emphasis"><text:span text:style-name="T240">Checklist for installing </text:span></text:span><text:span text:style-name="Strong_20_Emphasis"><text:span text:style-name="T240"><text:user-field-get text:name="Distro">Ubuntu</text:user-field-get></text:span></text:span><text:span text:style-name="Strong_20_Emphasis"><text:span text:style-name="T240"><text:s/></text:span></text:span><text:span text:style-name="Strong_20_Emphasis"><text:span text:style-name="T241"><text:user-field-get text:name="Version">24.04</text:user-field-get></text:span></text:span><text:span text:style-name="Strong_20_Emphasis"><text:span text:style-name="T242"><text:note text:id="ftn0" text:note-class="footnote"><text:note-citation>1</text:note-citation><text:note-body><text:p text:style-name="P92"><text:span text:style-name="T488">This </text:span><text:span text:style-name="Strong_20_Emphasis"><text:span text:style-name="T490"><text:user-field-get text:name="Distro">Ubuntu</text:user-field-get></text:span></text:span><text:span text:style-name="T489"><text:s/></text:span><text:span text:style-name="T491"><text:user-field-get text:name="Version">24.04</text:user-field-get></text:span><text:span text:style-name="T491"><text:s/>Desktop</text:span><text:span text:style-name="T488"> (codename noble) from April </text:span><text:span text:style-name="Strong_20_Emphasis"><text:span text:style-name="T496"><text:user-field-get text:name="Releaseyear">2024</text:user-field-get></text:span></text:span><text:span text:style-name="T48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243"><text:s/></text:span></text:span><text:span text:style-name="Strong_20_Emphasis"><text:span text:style-name="T245">Desktop</text:span></text:span><text:span text:style-name="Strong_20_Emphasis"><text:span text:style-name="T244">.</text:span></text:span></text:p>
      <text:p text:style-name="P34"><text:span text:style-name="Strong_20_Emphasis"><text:span text:style-name="T108"/></text:span></text:p>
      <text:p text:style-name="P34"><text:span text:style-name="Strong_20_Emphasis"><text:span text:style-name="T363">This is a fillable PDF, no printing required.</text:span></text:span></text:p>
      <text:p text:style-name="P35"><text:span text:style-name="Strong_20_Emphasis"><text:span text:style-name="T236"/></text:span></text:p>
      <text:p text:style-name="P23"><text:span text:style-name="T260">Fill in the </text:span><text:span text:style-name="Strong_20_Emphasis"><text:span text:style-name="T77">text box</text:span></text:span><text:span text:style-name="T260"> behind the </text:span><text:span text:style-name="T268">underlined</text:span><text:span text:style-name="T261"> </text:span><text:span text:style-name="T260">words, see [explanation]:</text:span></text:p>
      <text:p text:style-name="P21"><text:span text:style-name="Definition"><text:span text:style-name="T479">user</text:span></text:span><text:span text:style-name="T386"><text:tab/><text:tab/></text:span><text:span text:style-name="T396"> <text:tab/><text:tab/><text:tab/> </text:span><text:span text:style-name="T387"><draw:control text:anchor-type="as-char" svg:y="-0.4cm" draw:z-index="4" draw:name="Gebruiker" draw:style-name="gr2" draw:text-style-name="P110" svg:width="6.4cm" svg:height="0.6cm" draw:control="control3"><svg:title>Gebruiker</svg:title><svg:desc>Volledige naam, bijv. Jan Stek</svg:desc></draw:control></text:span><text:span text:style-name="T387"><text:s text:c="2"/></text:span><text:span text:style-name="T388">[</text:span><text:span text:style-name="T395">F</text:span><text:span text:style-name="T389">ull </text:span><text:span text:style-name="T397">na</text:span><text:span text:style-name="T399">me,</text:span><text:span text:style-name="T397"> </text:span><text:span text:style-name="T399">e.g.</text:span><text:span text:style-name="T397"> </text:span><text:span text:style-name="T398">J</text:span><text:span text:style-name="T401">ohn Doe</text:span><text:span text:style-name="T404">]</text:span></text:p>
      <text:p text:style-name="P72"><text:span text:style-name="Definition"><text:span text:style-name="T403">USER</text:span></text:span><text:span text:style-name="Definition"><text:span text:style-name="T478">na</text:span></text:span><text:span text:style-name="Definition"><text:span text:style-name="T480">me</text:span></text:span><text:span text:style-name="T402"><text:tab/><text:tab/><text:tab/> </text:span><text:span text:style-name="T402"><draw:control text:anchor-type="as-char" svg:y="-0.4cm" draw:z-index="11" draw:name="Gberuikersnaam 2" draw:style-name="gr2" draw:text-style-name="P110" svg:width="6.4cm" svg:height="0.6cm" draw:control="control10"><svg:title>Gebruikersnaam</svg:title><svg:desc>Korte naam, bijv. jan</svg:desc></draw:control></text:span><text:span text:style-name="T402"><text:s text:c="2"/></text:span><text:span text:style-name="T8">[</text:span><text:span text:style-name="T11">U</text:span><text:span text:style-name="T10">ser</text:span><text:span text:style-name="T7">na</text:span><text:span text:style-name="T9">me</text:span><text:span text:style-name="T7">, </text:span><text:span text:style-name="T9">e.g.</text:span><text:span text:style-name="T7"> </text:span><text:span text:style-name="T251">j</text:span><text:span text:style-name="T253">oh</text:span><text:span text:style-name="T251">n</text:span><text:span text:style-name="T252">]</text:span></text:p>
      <text:p text:style-name="P20"><text:span text:style-name="Definition"><text:span text:style-name="T478">COMPUTERNA</text:span></text:span><text:span text:style-name="Definition"><text:span text:style-name="T480">me</text:span></text:span><text:span text:style-name="T405"><text:tab/> </text:span><text:span text:style-name="T478"><draw:control text:anchor-type="as-char" svg:y="-0.4cm" draw:z-index="5" draw:name="Computernaam" draw:style-name="gr2" draw:text-style-name="P110" svg:width="6.4cm" svg:height="0.6cm" draw:control="control4"><svg:title>Computernaam</svg:title><svg:desc>Unieke naam van de computer</svg:desc></draw:control></text:span><text:span text:style-name="T478"><text:s text:c="2"/></text:span><text:span text:style-name="T406">[</text:span><text:span text:style-name="T412">N</text:span><text:span text:style-name="T407">a</text:span><text:span text:style-name="T411">me of the</text:span><text:span text:style-name="T407"> compute</text:span><text:span text:style-name="T408">r, </text:span><text:span text:style-name="T411">e.g.</text:span><text:span text:style-name="T409"> </text:span><text:span text:style-name="T410">pc02</text:span><text:span text:style-name="T406">]</text:span></text:p>
      <text:p text:style-name="P24"><text:span text:style-name="Definition"><text:span text:style-name="T414">USER</text:span></text:span><text:span text:style-name="T413"><text:tab/><text:tab/></text:span><text:span text:style-name="T396"> <text:tab/><text:tab/><text:tab/> </text:span><text:span text:style-name="T387"><draw:control text:anchor-type="as-char" svg:y="-0.4cm" draw:z-index="8" draw:name="Gebruiker 1" draw:style-name="gr2" draw:text-style-name="P110" svg:width="6.4cm" svg:height="0.6cm" draw:control="control7"><svg:title>Gebruiker</svg:title><svg:desc>Volledige naam, bijv. Jan Stek</svg:desc></draw:control></text:span><text:span text:style-name="T387"><text:s text:c="2"/></text:span><text:span text:style-name="T388">[</text:span><text:span text:style-name="T395">F</text:span><text:span text:style-name="T390">ull </text:span><text:span text:style-name="T391">na</text:span><text:span text:style-name="T392">me</text:span><text:span text:style-name="T391"> possibly </text:span><text:span text:style-name="T394">2</text:span><text:span text:style-name="T466">nd</text:span><text:span text:style-name="T394"> </text:span><text:span text:style-name="T393">user</text:span><text:span text:style-name="T400">]</text:span></text:p>
      <text:p text:style-name="P91"><text:span text:style-name="Definition"><text:span text:style-name="T414">USERN</text:span></text:span><text:span text:style-name="Definition"><text:span text:style-name="T415">a</text:span></text:span><text:span text:style-name="Definition"><text:span text:style-name="T416">me</text:span></text:span><text:span text:style-name="Definition"><text:span text:style-name="T420"><text:tab/><text:tab/><text:tab/> </text:span></text:span><text:span text:style-name="T402"><draw:control text:anchor-type="as-char" svg:y="-0.4cm" draw:z-index="9" draw:name="Gberuikersnaam 1" draw:style-name="gr2" draw:text-style-name="P110" svg:width="6.4cm" svg:height="0.6cm" draw:control="control8"><svg:title>Gebruikersnaam</svg:title><svg:desc>Korte naam, bijv. jan</svg:desc></draw:control></text:span><text:span text:style-name="T402"><text:s text:c="2"/></text:span><text:span text:style-name="T417">[</text:span><text:span text:style-name="T419">U</text:span><text:span text:style-name="T418">ser</text:span><text:span text:style-name="T422">na</text:span><text:span text:style-name="T423">me</text:span><text:span text:style-name="T422"> possibly </text:span><text:span text:style-name="T425">2</text:span><text:span text:style-name="T467">nd</text:span><text:span text:style-name="T425"> </text:span><text:span text:style-name="T424">user</text:span><text:span text:style-name="T421">]</text:span></text:p>
      <text:p text:style-name="P22"><text:span text:style-name="T254">Replace the </text:span><text:span text:style-name="T267">underlined</text:span><text:span text:style-name="T254"> words in this checklist with those in the </text:span><text:span text:style-name="Strong_20_Emphasis"><text:span text:style-name="T52">te</text:span></text:span><text:span text:style-name="Strong_20_Emphasis"><text:span text:style-name="T67">x</text:span></text:span><text:span text:style-name="Strong_20_Emphasis"><text:span text:style-name="T52">t </text:span></text:span><text:span text:style-name="Strong_20_Emphasis"><text:span text:style-name="T67">box</text:span></text:span><text:span text:style-name="T254">.</text:span></text:p>
      <text:p text:style-name="P59"/>
      <text:p text:style-name="P59"/>
      <text:p text:style-name="P25"><text:span text:style-name="T263">Not yet on Linux?</text:span><text:span text:style-name="T255"><text:tab/></text:span><text:span text:style-name="T262">Use</text:span><text:span text:style-name="T256"> </text:span><text:span text:style-name="Strong_20_Emphasis"><text:span text:style-name="T265">Checklist </text:span></text:span><text:span text:style-name="Strong_20_Emphasis"><text:span text:style-name="T266">transfer</text:span></text:span><text:span text:style-name="T256"> o</text:span><text:span text:style-name="T259">n</text:span><text:span text:style-name="T256"> </text:span><text:a xlink:type="simple" xlink:href="https://karelzimmer.nl/html/en/home.html" text:style-name="Internet_20_link" text:visited-style-name="Visited_20_Internet_20_Link"><text:span text:style-name="Internet_20_link"><text:span text:style-name="T12">karelzimmer.nl/en</text:span></text:span></text:a><text:span text:style-name="T257"> </text:span><text:span text:style-name="T259">u</text:span><text:span text:style-name="T257">nder </text:span><text:span text:style-name="T264">Linux</text:span><text:span text:style-name="T258">.</text:span></text:p>
      <text:p text:style-name="P57"><text:span text:style-name="T320">New installation?</text:span><text:span text:style-name="T322"><text:tab/><text:tab/></text:span><text:span text:style-name="T324">Start at chapter</text:span><text:span text:style-name="T322"> </text:span><text:span text:style-name="T320"><text:bookmark-ref text:reference-format="page" text:ref-name="__RefNumPara__4009_1271708128">2</text:bookmark-ref></text:span><text:span text:style-name="T322"><text:s text:c="2"/></text:span><text:span text:style-name="T321"><text:bookmark-ref text:reference-format="text" text:ref-name="__RefNumPara__4009_1271708128">Perform installation</text:bookmark-ref></text:span><text:span text:style-name="T323">.</text:span></text:p>
      <text:p text:style-name="P39"/>
      <text:p text:style-name="P39"/>
      <text:list text:style-name="L1">
        <text:list-item>
          <text:p text:style-name="P101"><text:bookmark-start text:name="__RefNumPara__4083_1271708128"/>Prepar<text:span text:style-name="T485">e </text:span>installatio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6"><text:span text:style-name="Strong_20_Emphasis"><text:span text:style-name="T82"><draw:control text:anchor-type="as-char" draw:z-index="7" draw:name="Vorm3_0" draw:style-name="gr1" draw:text-style-name="P10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82"><draw:control text:anchor-type="as-char" draw:z-index="13" draw:name="Vorm3_ 1" draw:style-name="gr1" draw:text-style-name="P10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8">Log in as </text:span></text:span><text:span text:style-name="Definition"><text:span text:style-name="T14">USER</text:span></text:span><text:span text:style-name="Definition"><text:span text:style-name="T16"><text:note text:id="ftn1" text:note-class="footnote"><text:note-citation>2</text:note-citation><text:note-body><text:p text:style-name="P74"><text:span text:style-name="User_20_Entry"><text:span text:style-name="T179">Login any additional </text:span></text:span><text:span text:style-name="Definition"><text:span text:style-name="T475">USER</text:span></text:span><text:span text:style-name="User_20_Entry"><text:span text:style-name="T183">s</text:span></text:span><text:span text:style-name="User_20_Entry"><text:span text:style-name="T188"> </text:span></text:span><text:span text:style-name="User_20_Entry"><text:span text:style-name="T179">and follow the same steps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8"><text:span text:style-name="Strong_20_Emphasis"><text:span text:style-name="T84"><draw:control text:anchor-type="as-char" draw:z-index="16" draw:name="Vorm 4" draw:style-name="gr1" draw:text-style-name="P10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78"><text:span text:style-name="Strong_20_Emphasis"><text:span text:style-name="T73">P</text:span></text:span><text:span text:style-name="Strong_20_Emphasis"><text:span text:style-name="T54">ress the </text:span></text:span><text:span text:style-name="Strong_20_Emphasis"><text:span text:style-name="T231">Super</text:span></text:span><text:span text:style-name="Strong_20_Emphasis"><text:span text:style-name="T51"> </text:span></text:span><text:span text:style-name="Strong_20_Emphasis"><text:span text:style-name="T68">key</text:span></text:span><text:span text:style-name="Strong_20_Emphasis"><text:span text:style-name="T40"><text:note text:id="ftn2" text:note-class="footnote"><text:note-citation>3</text:note-citation><text:note-body><text:p text:style-name="P2">The <text:span text:style-name="T486">Super</text:span> key is the Windows key, Command key (Apple), or Magnifier key<text:span text:style-name="T316"> </text:span><text:span text:style-name="T317">(Chromebook)</text:span><text:span text:style-name="T316">.</text:span></text:p></text:note-body></text:note></text:span></text:span><text:span text:style-name="Strong_20_Emphasis"><text:span text:style-name="T55">, </text:span></text:span><text:span text:style-name="Strong_20_Emphasis"><text:span text:style-name="T57">type</text:span></text:span><text:span text:style-name="Strong_20_Emphasis"><text:span text:style-name="T58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9"> </text:span></text:span><text:span text:style-name="Strong_20_Emphasis"><text:span text:style-name="T69">and click the </text:span></text:span><text:span text:style-name="Strong_20_Emphasis"><text:span text:style-name="T94">Terminal</text:span></text:span><text:span text:style-name="Strong_20_Emphasis"><text:span text:style-name="T69"> ic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1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3"/></text:span></text:p>
          </table:table-cell>
          <table:table-cell table:style-name="_31_._5f_Installatie_5f_voorbereiden.D4" office:value-type="string">
            <text:p text:style-name="P73"><text:span text:style-name="T17">Type these two commands, each followed by the</text:span><text:span text:style-name="Strong_20_Emphasis"><text:span text:style-name="T59"> </text:span></text:span><text:span text:style-name="Strong_20_Emphasis"><text:span text:style-name="T232">Enter</text:span></text:span><text:span text:style-name="T17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95"><text:span text:style-name="User_20_Entry"><text:span text:style-name="T205">wget karelzimmer.nl/</text:span></text:span><text:span text:style-name="User_20_Entry"><text:span text:style-name="T206">get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95"><text:span text:style-name="User_20_Entry"><text:span text:style-name="T205">bash </text:span></text:span><text:span text:style-name="User_20_Entry"><text:span text:style-name="T207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8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8"><text:span text:style-name="Strong_20_Emphasis"><text:span text:style-name="T84"><draw:control text:anchor-type="as-char" draw:z-index="17" draw:name="Vorm 6" draw:style-name="gr1" draw:text-style-name="P10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4"><draw:control text:anchor-type="as-char" draw:z-index="18" draw:name="Vorm 7" draw:style-name="gr1" draw:text-style-name="P10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73">P</text:span></text:span><text:span text:style-name="Strong_20_Emphasis"><text:span text:style-name="T55">ress the</text:span></text:span><text:span text:style-name="Strong_20_Emphasis"><text:span text:style-name="T56"> </text:span></text:span><text:span text:style-name="Strong_20_Emphasis"><text:span text:style-name="T231">Super</text:span></text:span><text:span text:style-name="Strong_20_Emphasis"><text:span text:style-name="T55"> key</text:span></text:span><text:span text:style-name="Strong_20_Emphasis"><text:span text:style-name="T42"><text:note-ref text:note-class="footnote" text:reference-format="text" text:ref-name="ftn2">3</text:note-ref></text:span></text:span><text:span text:style-name="Strong_20_Emphasis"><text:span text:style-name="T55">, type </text:span></text:span><text:span text:style-name="Strong_20_Emphasis"><text:span text:style-name="T95">menu</text:span></text:span><text:span text:style-name="Strong_20_Emphasis"><text:span text:style-name="T55"> and click the </text:span></text:span><text:span text:style-name="Strong_20_Emphasis"><text:span text:style-name="T208">Install</text:span></text:span><text:span text:style-name="Strong_20_Emphasis"><text:span text:style-name="T209">ation</text:span></text:span><text:span text:style-name="Strong_20_Emphasis"><text:span text:style-name="T208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2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67"><text:span text:style-name="Strong_20_Emphasis"><text:span text:style-name="T61">Select </text:span></text:span><text:span text:style-name="Strong_20_Emphasis"><text:span text:style-name="T96">1</text:span></text:span><text:span text:style-name="Strong_20_Emphasis"><text:span text:style-name="T61"> Prepar</text:span></text:span><text:span text:style-name="Strong_20_Emphasis"><text:span text:style-name="T78">e</text:span></text:span><text:span text:style-name="Strong_20_Emphasis"><text:span text:style-name="T61"> installation</text:span></text:span><text:span text:style-name="Strong_20_Emphasis"><text:span text:style-name="T7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68"><text:span text:style-name="Strong_20_Emphasis"><text:span text:style-name="T60">Follow the instructions on the screen.</text:span></text:span></text:p>
          </table:table-cell>
        </table:table-row>
      </table:table>
      <text:p text:style-name="P30"/>
      <text:list text:continue-numbering="true" text:style-name="L1">
        <text:list-item>
          <text:p text:style-name="P102"><text:bookmark-start text:name="__RefNumPara__4009_1271708128"/><text:span text:style-name="Strong_20_Emphasis"><text:span text:style-name="T6">Perform installation</text:span></text:span>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0"><text:span text:style-name="Strong_20_Emphasis"><text:span text:style-name="T84"><draw:control text:anchor-type="as-char" draw:z-index="2" draw:name="Vorm9" draw:style-name="gr1" draw:text-style-name="P10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269">Boot the computer from</text:span><text:span text:style-name="T274"><text:note text:id="ftn3" text:note-class="footnote"><text:note-citation>1</text:note-citation><text:note-body><text:p text:style-name="P7"><text:span text:style-name="T189">Boot menu/Setup via one of the </text:span><text:span text:style-name="T190">f</text:span><text:span text:style-name="T189">requently used keys:</text:span> <text:span text:style-name="T487">Esc</text:span>, <text:span text:style-name="T487">Delete</text:span>, <text:span text:style-name="T487">F1</text:span>, <text:span text:style-name="T487">F2</text:span>, <text:span text:style-name="T487">F9</text:span>, <text:span text:style-name="T487">F10</text:span>, <text:span text:style-name="T487">F11</text:span>, <text:span text:style-name="T514">or </text:span><text:span text:style-name="T487">F12</text:span>.</text:p></text:note-body></text:note></text:span><text:span text:style-name="T269"> an</text:span><text:span text:style-name="T271"> </text:span><text:span text:style-name="Strong_20_Emphasis"><text:span text:style-name="T248"><text:user-field-get text:name="Distro">Ubuntu</text:user-field-get></text:span></text:span><text:span text:style-name="T273"><text:s/></text:span><text:span text:style-name="T249"><text:user-field-get text:name="Version">24.04</text:user-field-get></text:span><text:span text:style-name="T249"><text:s/></text:span><text:span text:style-name="Strong_20_Emphasis"><text:span text:style-name="T109">Desktop </text:span></text:span><text:span text:style-name="Strong_20_Emphasis"><text:span text:style-name="T107">L</text:span></text:span><text:span text:style-name="T104">ive</text:span><text:span text:style-name="T104"><text:note text:id="ftn4" text:note-class="footnote"><text:note-citation>2</text:note-citation><text:note-body><text:p text:style-name="P90"><text:span text:style-name="T33">From a Live USB stick you can boot and work with </text:span><text:span text:style-name="Strong_20_Emphasis"><text:span text:style-name="T318"><text:user-field-get text:name="Distro">Ubuntu</text:user-field-get></text:span></text:span><text:span text:style-name="Strong_20_Emphasis"><text:span text:style-name="T318"><text:s/></text:span></text:span><text:span text:style-name="T33">without modifying any files on the hard drive and also allows installation of </text:span><text:span text:style-name="Strong_20_Emphasis"><text:span text:style-name="T318"><text:user-field-get text:name="Distro">Ubuntu</text:user-field-get></text:span></text:span><text:span text:style-name="Strong_20_Emphasis"><text:span text:style-name="T318">.</text:span></text:span></text:p></text:note-body></text:note></text:span><text:span text:style-name="T269"> USB stick</text:span><text:span text:style-name="T105"><text:note text:id="ftn5" text:note-class="footnote"><text:note-citation>3</text:note-citation><text:note-body><text:p text:style-name="P96"><text:span text:style-name="Strong_20_Emphasis"><text:span text:style-name="T180">Create a bootable USB stick:<text:line-break/>Download a </text:span></text:span><text:span text:style-name="Strong_20_Emphasis"><text:span text:style-name="T184"><text:user-field-get text:name="Distro">Ubuntu</text:user-field-get></text:span></text:span><text:span text:style-name="Strong_20_Emphasis"><text:span text:style-name="T184"><text:s/>Desktop</text:span></text:span><text:span text:style-name="Strong_20_Emphasis"><text:span text:style-name="T180"> </text:span></text:span><text:span text:style-name="Strong_20_Emphasis"><text:span text:style-name="T184"><text:user-field-get text:name="Version">24.04</text:user-field-get></text:span></text:span><text:span text:style-name="Strong_20_Emphasis"><text:span text:style-name="T184"><text:s/></text:span></text:span><text:span text:style-name="Strong_20_Emphasis"><text:span text:style-name="T185">LTS </text:span></text:span><text:span text:style-name="Strong_20_Emphasis"><text:span text:style-name="T18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470">ubuntu.com/download</text:span></text:span></text:a><text:span text:style-name="Strong_20_Emphasis"><text:span text:style-name="T181">.</text:span></text:span><text:span text:style-name="Strong_20_Emphasis"><text:span text:style-name="T180"><text:line-break/></text:span></text:span><text:span text:style-name="Strong_20_Emphasis"><text:span text:style-name="T182">The next steps are described in </text:span></text:span><text:span text:style-name="Strong_20_Emphasis"><text:span text:style-name="T186">Linux informati</text:span></text:span><text:span text:style-name="Strong_20_Emphasis"><text:span text:style-name="T187">on</text:span></text:span><text:span text:style-name="Strong_20_Emphasis"><text:span text:style-name="T18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71">karelzimmer.nl/en</text:span></text:span></text:a><text:span text:style-name="Strong_20_Emphasis"><text:span text:style-name="T182">, under </text:span></text:span><text:span text:style-name="Strong_20_Emphasis"><text:span text:style-name="T186">Linux</text:span></text:span><text:span text:style-name="Strong_20_Emphasis"><text:span text:style-name="T182">.</text:span></text:span></text:p></text:note-body></text:note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100"><text:span text:style-name="T250">Select</text:span><text:span text:style-name="Strong_20_Emphasis"><text:span text:style-name="T85"> </text:span></text:span><text:span text:style-name="Strong_20_Emphasis"><text:span text:style-name="T99">Try or I</text:span></text:span><text:span text:style-name="Strong_20_Emphasis"><text:span text:style-name="T100">n</text:span></text:span><text:span text:style-name="Strong_20_Emphasis"><text:span text:style-name="T101">stall Ubuntu</text:span></text:span><text:span text:style-name="T270"> </text:span><text:span text:style-name="T272">and press the </text:span><text:span text:style-name="Strong_20_Emphasis"><text:span text:style-name="T232">Enter</text:span></text:span><text:span text:style-name="Strong_20_Emphasis"><text:span text:style-name="T80"> </text:span></text:span><text:span text:style-name="Strong_20_Emphasis"><text:span text:style-name="T81">key</text:span></text:span><text:span text:style-name="Strong_20_Emphasis"><text:span text:style-name="T80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0"/></text:span></text:p>
          </table:table-cell>
          <table:table-cell table:style-name="_32_._5f_Installatie_5f_uitvoeren.C3" office:value-type="string">
            <text:p text:style-name="P68"><text:span text:style-name="Strong_20_Emphasis"><text:span text:style-name="T216">Follow the instructions on the </text:span></text:span><text:span text:style-name="Strong_20_Emphasis"><text:span text:style-name="T217">installation </text:span></text:span><text:span text:style-name="Strong_20_Emphasis"><text:span text:style-name="T216">screens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9"><text:span text:style-name="Strong_20_Emphasis"><text:span text:style-name="T83"><draw:control text:anchor-type="as-char" draw:z-index="23" draw:name="Vorm 10" draw:style-name="gr1" draw:text-style-name="P10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6"><text:span text:style-name="T515">At</text:span> <text:span text:style-name="T518">Select your ke</text:span><text:span text:style-name="T517">yboard </text:span><text:span text:style-name="T518">layout</text:span>: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106"><text:span text:style-name="T482">Choose</text:span><text:span text:style-name="T478"> </text:span><text:span text:style-name="T483">English (US)</text:span><text:span text:style-name="T478"> </text:span><text:span text:style-name="T482">a</text:span><text:span text:style-name="T481">n</text:span><text:span text:style-name="T482">d </text:span><text:span text:style-name="T484">variant</text:span><text:span text:style-name="T482"> </text:span><text:span text:style-name="Strong_20_Emphasis"><text:span text:style-name="T481">English (US, intl., with dead keys)</text:span></text:span><text:span text:style-name="T481"> </text:span><text:span text:style-name="T329">and click </text:span><text:span text:style-name="T330">Next</text:span><text:span text:style-name="T329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4"><text:span text:style-name="Strong_20_Emphasis"><text:span text:style-name="T53"><draw:control text:anchor-type="as-char" draw:z-index="24" draw:name="Vorm 11" draw:style-name="gr1" draw:text-style-name="P109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104"><text:span text:style-name="T355">At</text:span><text:span text:style-name="T356"> </text:span><text:span text:style-name="Strong_20_Emphasis"><text:span text:style-name="T357">What apps would you like to install to start with?</text:span></text:span><text:span text:style-name="Strong_20_Emphasis"><text:span text:style-name="T346"> </text:span></text:span><text:span text:style-name="Strong_20_Emphasis"><text:span text:style-name="T347">choose</text:span></text:span><text:span text:style-name="Strong_20_Emphasis"><text:span text:style-name="T346"> </text:span></text:span><text:span text:style-name="Strong_20_Emphasis"><text:span text:style-name="T357">Extended selection</text:span></text:span><text:span text:style-name="Strong_20_Emphasis"><text:span text:style-name="T346"> 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105"><text:span text:style-name="Strong_20_Emphasis"><text:span text:style-name="T348">and click </text:span></text:span><text:span text:style-name="Strong_20_Emphasis"><text:span text:style-name="T361">Next</text:span></text:span><text:span text:style-name="Strong_20_Emphasis"><text:span text:style-name="T348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105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4"><text:span text:style-name="Strong_20_Emphasis"><text:span text:style-name="T53"><draw:control text:anchor-type="as-char" draw:z-index="10" draw:name="Vorm 1" draw:style-name="gr1" draw:text-style-name="P109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8"><text:span text:style-name="T353">At</text:span><text:span text:style-name="T349"> </text:span><text:span text:style-name="Strong_20_Emphasis"><text:span text:style-name="T354">Create your account</text:span></text:span><text:span text:style-name="Strong_20_Emphasis"><text:span text:style-name="T343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3" office:value-type="string">
            <text:p text:style-name="P104"><text:span text:style-name="Strong_20_Emphasis"><text:span text:style-name="T344">E</text:span></text:span><text:span text:style-name="T349">nter your </text:span><text:span text:style-name="T360">Your n</text:span><text:span text:style-name="T359">ame </text:span><text:span text:style-name="Definition"><text:span text:style-name="T18">USER</text:span></text:span><text:span text:style-name="Strong_20_Emphasis"><text:span text:style-name="T342">, <text:line-break/></text:span></text:span><text:span text:style-name="Strong_20_Emphasis"><text:span text:style-name="T351">Y</text:span></text:span><text:span text:style-name="Strong_20_Emphasis"><text:span text:style-name="T350">our computer</text:span></text:span><text:span text:style-name="Strong_20_Emphasis"><text:span text:style-name="T351">'s name</text:span></text:span><text:span text:style-name="Definition"><text:span text:style-name="T13"> </text:span></text:span><text:span text:style-name="Definition"><text:span text:style-name="T18">computerna</text:span></text:span><text:span text:style-name="Definition"><text:span text:style-name="T20">me</text:span></text:span><text:span text:style-name="Strong_20_Emphasis"><text:span text:style-name="T341">,<text:line-break/></text:span></text:span><text:span text:style-name="Strong_20_Emphasis"><text:span text:style-name="T352">Pick</text:span></text:span><text:span text:style-name="Strong_20_Emphasis"><text:span text:style-name="T350"> a username</text:span></text:span><text:span text:style-name="Strong_20_Emphasis"><text:span text:style-name="T341"> </text:span></text:span><text:span text:style-name="Definition"><text:span text:style-name="T18">USERsna</text:span></text:span><text:span text:style-name="Definition"><text:span text:style-name="T20">me</text:span></text:span><text:span text:style-name="Strong_20_Emphasis"><text:span text:style-name="T341">, </text:span></text:span><text:span text:style-name="Strong_20_Emphasis"><text:span text:style-name="T345">and</text:span></text:span><text:span text:style-name="Strong_20_Emphasis"><text:span text:style-name="T341"><text:line-break/></text:span></text:span><text:span text:style-name="Strong_20_Emphasis"><text:span text:style-name="T340">enter a </text:span></text:span><text:span text:style-name="Strong_20_Emphasis"><text:span text:style-name="T358">password</text:span></text:span><text:span text:style-name="Strong_20_Emphasis"><text:span text:style-name="T340"> twice, </text:span></text:span><text:span text:style-name="Strong_20_Emphasis"><text:span text:style-name="T348">and click </text:span></text:span><text:span text:style-name="Strong_20_Emphasis"><text:span text:style-name="T361">Next</text:span></text:span><text:span text:style-name="Strong_20_Emphasis"><text:span text:style-name="T348">.</text:span></text:span></text:p>
          </table:table-cell>
        </table:table-row>
      </table:table>
      <text:p text:style-name="P62"><text:span text:style-name="Strong_20_Emphasis"><text:span text:style-name="T86"/></text:span></text:p>
      <text:list text:continue-numbering="true" text:style-name="L1">
        <text:list-item>
          <text:p text:style-name="P99"><text:span text:style-name="Strong_20_Emphasis"><text:span text:style-name="T103">Finish installation</text:span></text:span></text:p>
        </text:list-item>
      </text:list>
      <text:p text:style-name="P63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5"><text:span text:style-name="Strong_20_Emphasis"><text:span text:style-name="T84"><draw:control text:anchor-type="as-char" draw:z-index="3" draw:name="Vorm24" draw:style-name="gr1" draw:text-style-name="P10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46">Log in as </text:span></text:span><text:span text:style-name="Definition"><text:span text:style-name="T15">US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4"><text:span text:style-name="Strong_20_Emphasis"><text:span text:style-name="T87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110"><draw:control text:anchor-type="as-char" draw:z-index="14" draw:name="Vorm4_ 1" draw:style-name="gr1" draw:text-style-name="P109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214">Follow the instructions on the </text:span></text:span><text:span text:style-name="Strong_20_Emphasis"><text:span text:style-name="T215">welcome screens</text:span></text:span><text:span text:style-name="Strong_20_Emphasis"><text:span text:style-name="T21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88"><text:span text:style-name="Strong_20_Emphasis"><text:span text:style-name="T84"><draw:control text:anchor-type="as-char" draw:z-index="19" draw:name="Vorm4" draw:style-name="gr1" draw:text-style-name="P10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4"><text:span text:style-name="Strong_20_Emphasis"><text:span text:style-name="T74">P</text:span></text:span><text:span text:style-name="Strong_20_Emphasis"><text:span text:style-name="T54">ress the </text:span></text:span><text:span text:style-name="Strong_20_Emphasis"><text:span text:style-name="T231">Super</text:span></text:span><text:span text:style-name="Strong_20_Emphasis"><text:span text:style-name="T51"> </text:span></text:span><text:span text:style-name="Strong_20_Emphasis"><text:span text:style-name="T68">key</text:span></text:span><text:span text:style-name="Strong_20_Emphasis"><text:span text:style-name="T51"><text:note text:id="ftn6" text:note-class="footnote"><text:note-citation>1</text:note-citation><text:note-body><text:p text:style-name="P60"><text:span text:style-name="T332">The </text:span><text:span text:style-name="T331">Super</text:span><text:span text:style-name="T332"> key is the Windows key, Command key (Apple), or Magnifier key </text:span><text:span text:style-name="T333">(Chromebook)</text:span><text:span text:style-name="T332">.</text:span></text:p></text:note-body></text:note></text:span></text:span><text:span text:style-name="Strong_20_Emphasis"><text:span text:style-name="T55">, </text:span></text:span><text:span text:style-name="Strong_20_Emphasis"><text:span text:style-name="T57">type</text:span></text:span><text:span text:style-name="Strong_20_Emphasis"><text:span text:style-name="T58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9"> </text:span></text:span><text:span text:style-name="Strong_20_Emphasis"><text:span text:style-name="T69">and click the </text:span></text:span><text:span text:style-name="Strong_20_Emphasis"><text:span text:style-name="T94">Terminal</text:span></text:span><text:span text:style-name="Strong_20_Emphasis"><text:span text:style-name="T69"> ico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86"><text:span text:style-name="Strong_20_Emphasis"><text:span text:style-name="T53"/></text:span></text:p>
          </table:table-cell>
          <table:table-cell table:style-name="_33_._5f_Installatie_5f_afronden.C6" office:value-type="string">
            <text:p text:style-name="P76"><text:span text:style-name="T19">Type these two commands, each followed by the</text:span><text:span text:style-name="Strong_20_Emphasis"><text:span text:style-name="T59"> </text:span></text:span><text:span text:style-name="Strong_20_Emphasis"><text:span text:style-name="T232">Enter</text:span></text:span><text:span text:style-name="T19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79"><text:span text:style-name="User_20_Entry"><text:span text:style-name="T205">wget karelzimmer.nl/</text:span></text:span><text:span text:style-name="User_20_Entry"><text:span text:style-name="T206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95"><text:span text:style-name="User_20_Entry"><text:span text:style-name="T205">bash </text:span></text:span><text:span text:style-name="User_20_Entry"><text:span text:style-name="T207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69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8"><text:span text:style-name="Strong_20_Emphasis"><text:span text:style-name="T84"><draw:control text:anchor-type="as-char" draw:z-index="20" draw:name="Vorm 3" draw:style-name="gr1" draw:text-style-name="P10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3"><text:span text:style-name="Strong_20_Emphasis"><text:span text:style-name="T75">P</text:span></text:span><text:span text:style-name="Strong_20_Emphasis"><text:span text:style-name="T64">ress the</text:span></text:span><text:span text:style-name="Strong_20_Emphasis"><text:span text:style-name="T63"> </text:span></text:span><text:span text:style-name="Strong_20_Emphasis"><text:span text:style-name="T231">Super</text:span></text:span><text:span text:style-name="Strong_20_Emphasis"><text:span text:style-name="T64"> key</text:span></text:span><text:span text:style-name="Strong_20_Emphasis"><text:span text:style-name="T41"><text:note-ref text:note-class="footnote" text:reference-format="text" text:ref-name="ftn6">1</text:note-ref></text:span></text:span><text:span text:style-name="Strong_20_Emphasis"><text:span text:style-name="T64">, type </text:span></text:span><text:span text:style-name="Strong_20_Emphasis"><text:span text:style-name="T97">menu</text:span></text:span><text:span text:style-name="Strong_20_Emphasis"><text:span text:style-name="T64"> and click the </text:span></text:span><text:span text:style-name="Strong_20_Emphasis"><text:span text:style-name="T210">Install</text:span></text:span><text:span text:style-name="Strong_20_Emphasis"><text:span text:style-name="T211">ation</text:span></text:span><text:span text:style-name="Strong_20_Emphasis"><text:span text:style-name="T210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5"><text:span text:style-name="Strong_20_Emphasis"><text:span text:style-name="T53"/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62">Se</text:span></text:span><text:span text:style-name="Strong_20_Emphasis"><text:span text:style-name="T70">lect</text:span></text:span><text:span text:style-name="Strong_20_Emphasis"><text:span text:style-name="T62"> </text:span></text:span><text:span text:style-name="Strong_20_Emphasis"><text:span text:style-name="T102">3</text:span></text:span><text:span text:style-name="Strong_20_Emphasis"><text:span text:style-name="T88"> 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0"><text:span text:style-name="Strong_20_Emphasis"><text:span text:style-name="T60">Follow the instructions on the screen.</text:span></text:span></text:p>
          </table:table-cell>
        </table:table-row>
      </table:table>
      <text:p text:style-name="P63"><text:span text:style-name="Strong_20_Emphasis"><text:span text:style-name="T46"/></text:span></text:p>
      <text:list text:continue-numbering="true" text:style-name="L1">
        <text:list-item>
          <text:p text:style-name="P103"><text:span text:style-name="Strong_20_Emphasis"><text:span text:style-name="T21">P</text:span></text:span><text:span text:style-name="Strong_20_Emphasis"><text:span text:style-name="T362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87"><text:span text:style-name="Strong_20_Emphasis"><text:span text:style-name="T84"><draw:control text:anchor-type="as-char" draw:z-index="6" draw:name="Vorm40_0" draw:style-name="gr1" draw:text-style-name="P109" svg:width="0.35cm" svg:height="0.35cm" draw:control="control5"/></text:span></text:span></text:p>
          </table:table-cell>
          <table:table-cell table:style-name="Tabel2.A1" office:value-type="string">
            <text:p text:style-name="P87"><text:span text:style-name="Strong_20_Emphasis"><text:span text:style-name="T84"><draw:control text:anchor-type="as-char" draw:z-index="12" draw:name="Vorm40_ 1" draw:style-name="gr1" draw:text-style-name="P109" svg:width="0.35cm" svg:height="0.35cm" draw:control="control11"/></text:span></text:span></text:p>
          </table:table-cell>
          <table:table-cell table:style-name="Tabel2.D1" office:value-type="string">
            <text:p text:style-name="P36"><text:span text:style-name="Strong_20_Emphasis"><text:span text:style-name="T47">Log in as</text:span></text:span><text:span text:style-name="Strong_20_Emphasis"><text:span text:style-name="T46"> </text:span></text:span><text:span text:style-name="Definition"><text:span text:style-name="T15">USER</text:span></text:span><text:span text:style-name="Strong_20_Emphasis"><text:span text:style-name="T65"><text:note text:id="ftn7" text:note-class="footnote"><text:note-citation>1</text:note-citation><text:note-body><text:p text:style-name="P75"><text:span text:style-name="User_20_Entry"><text:span text:style-name="T202">Login any additional </text:span></text:span><text:span text:style-name="Definition"><text:span text:style-name="T474">USER</text:span></text:span><text:span text:style-name="User_20_Entry"><text:span text:style-name="T201">s </text:span></text:span><text:span text:style-name="User_20_Entry"><text:span text:style-name="T202">and follow the same steps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110"><draw:control text:anchor-type="as-char" draw:z-index="15" draw:name="Vorm4_ 2" draw:style-name="gr1" draw:text-style-name="P109" svg:width="0.35cm" svg:height="0.35cm" draw:control="control14"/></text:span></text:span></text:p>
          </table:table-cell>
          <table:table-cell table:style-name="Tabel2.D2" office:value-type="string">
            <text:p text:style-name="P43"><text:span text:style-name="Strong_20_Emphasis"><text:span text:style-name="T218">Follow the instructions on the </text:span></text:span><text:span text:style-name="Strong_20_Emphasis"><text:span text:style-name="T219">welcome screens</text:span></text:span><text:span text:style-name="Strong_20_Emphasis"><text:span text:style-name="T218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88"><text:span text:style-name="Strong_20_Emphasis"><text:span text:style-name="T84"><draw:control text:anchor-type="as-char" draw:z-index="21" draw:name="Vorm 8" draw:style-name="gr1" draw:text-style-name="P109" svg:width="0.35cm" svg:height="0.35cm" draw:control="control20"/></text:span></text:span></text:p>
          </table:table-cell>
          <table:table-cell table:style-name="Tabel2.A1" office:value-type="string">
            <text:p text:style-name="P88"><text:span text:style-name="Strong_20_Emphasis"><text:span text:style-name="T84"><draw:control text:anchor-type="as-char" draw:z-index="22" draw:name="Vorm 9" draw:style-name="gr1" draw:text-style-name="P109" svg:width="0.35cm" svg:height="0.35cm" draw:control="control21"/></text:span></text:span></text:p>
          </table:table-cell>
          <table:table-cell table:style-name="Tabel2.D5" office:value-type="string">
            <text:p text:style-name="P38"><text:span text:style-name="Strong_20_Emphasis"><text:span text:style-name="T76">P</text:span></text:span><text:span text:style-name="Strong_20_Emphasis"><text:span text:style-name="T66">ress the </text:span></text:span><text:span text:style-name="Strong_20_Emphasis"><text:span text:style-name="T231">Super</text:span></text:span><text:span text:style-name="Strong_20_Emphasis"><text:span text:style-name="T66"> key</text:span></text:span><text:span text:style-name="Strong_20_Emphasis"><text:span text:style-name="T40"><text:note text:id="ftn8" text:note-class="footnote"><text:note-citation>2</text:note-citation><text:note-body><text:p text:style-name="P61"><text:span text:style-name="T332">The </text:span><text:span text:style-name="T331">Super</text:span><text:span text:style-name="T332"> key is the Windows key, Command key (Apple), or Magnifier key </text:span><text:span text:style-name="T333">(Chromebook)</text:span><text:span text:style-name="T332">.</text:span></text:p></text:note-body></text:note></text:span></text:span><text:span text:style-name="Strong_20_Emphasis"><text:span text:style-name="T66">, type </text:span></text:span><text:span text:style-name="Strong_20_Emphasis"><text:span text:style-name="T98">menu</text:span></text:span><text:span text:style-name="Strong_20_Emphasis"><text:span text:style-name="T66"> and click on the </text:span></text:span><text:span text:style-name="Strong_20_Emphasis"><text:span text:style-name="T212">Install</text:span></text:span><text:span text:style-name="Strong_20_Emphasis"><text:span text:style-name="T213">ation</text:span></text:span><text:span text:style-name="Strong_20_Emphasis"><text:span text:style-name="T212"> menu</text:span></text:span><text:span text:style-name="Strong_20_Emphasis"><text:span text:style-name="T66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7"><text:span text:style-name="Strong_20_Emphasis"><text:span text:style-name="T71">Select</text:span></text:span><text:span text:style-name="Strong_20_Emphasis"><text:span text:style-name="T62"> </text:span></text:span><text:span text:style-name="Strong_20_Emphasis"><text:span text:style-name="T102">4</text:span></text:span><text:span text:style-name="Strong_20_Emphasis"><text:span text:style-name="T91"> </text:span></text:span><text:span text:style-name="Strong_20_Emphasis"><text:span text:style-name="T79">Provision user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1"><text:span text:style-name="Strong_20_Emphasis"><text:span text:style-name="T60">Follow the instructions on the screen.</text:span></text:span></text:p>
          </table:table-cell>
        </table:table-row>
      </table:table>
      <text:p text:style-name="P45"/>
      <text:p text:style-name="P46"/>
      <text:p text:style-name="P58"><text:span text:style-name="T327">End of checklist,</text:span><text:span text:style-name="T328"> </text:span><text:span text:style-name="Strong_20_Emphasis"><text:span text:style-name="T246"><text:user-field-get text:name="Distro">Ubuntu</text:user-field-get></text:span></text:span><text:span text:style-name="T326"><text:s/></text:span><text:span text:style-name="T325"><text:user-field-get text:name="Version">24.04</text:user-field-get></text:span><text:span text:style-name="T325"><text:s/></text:span><text:span text:style-name="Strong_20_Emphasis"><text:span text:style-name="T247">Desktop</text:span></text:span><text:span text:style-name="Strong_20_Emphasis"><text:span text:style-name="T106"> </text:span></text:span><text:span text:style-name="T327">installation is complete.</text:span></text:p>
      <text:p text:style-name="P33"/>
      <text:p text:style-name="P26"><text:span text:style-name="Emphasis"><text:span text:style-name="T498">Written</text:span></text:span><text:span text:style-name="Emphasis"><text:span text:style-name="T499"> </text:span></text:span><text:span text:style-name="Emphasis"><text:span text:style-name="T498">by</text:span></text:span><text:span text:style-name="Emphasis"><text:span text:style-name="T49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512">Karel Zimmer</text:span></text:span></text:a><text:span text:style-name="Emphasis"><text:span text:style-name="T500">.</text:span></text:span></text:p>
      <text:p text:style-name="P27"><text:span text:style-name="Emphasis"><text:span text:style-name="T503">License </text:span></text:span><text:span text:style-name="Emphasis"><text:span text:style-name="T501">C</text:span></text:span><text:span text:style-name="Emphasis"><text:span text:style-name="T502">C0</text:span></text:span><text:span text:style-name="Emphasis"><text:span text:style-name="T500"> 1.0 </text:span></text:span><text:span text:style-name="Emphasis"><text:span text:style-name="T50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504"><text:s/></text:span></text:span><text:span text:style-name="Emphasis"><text:span text:style-name="T50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50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9-26T19:42:14.950768668">26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42:14.828752928</dc:date>
    <meta:keyword>Installatie</meta:keyword>
    <meta:keyword>Checklist</meta:keyword>
    <meta:keyword>Linux</meta:keyword>
    <meta:editing-cycles>6922</meta:editing-cycles>
    <meta:editing-duration>P12DT5H58M3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0" meta:word-count="544" meta:character-count="3351" meta:non-whitespace-character-count="2836"/>
    <meta:user-defined meta:name="Info 1"/>
    <meta:user-defined meta:name="Info 2"/>
    <meta:user-defined meta:name="Info 3"/>
    <meta:user-defined meta:name="Info 4"/>
  </office:meta>
</office:document-meta>
</file>